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1" style:family="paragraph" style:parent-style-name="Standard">
      <style:text-properties style:font-name="EB Garamond 12" fo:font-size="11pt" fo:language="en" fo:country="US" officeooo:rsid="01f43e61" officeooo:paragraph-rsid="01f43e61"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1fe59e4"/>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8e44de" style:font-style-asian="italic" style:font-style-complex="italic"/>
    </style:style>
    <style:style style:name="T4" style:family="text">
      <style:text-properties fo:font-style="italic" officeooo:rsid="01c668f6" style:font-style-asian="italic" style:font-style-complex="italic"/>
    </style:style>
    <style:style style:name="T5" style:family="text">
      <style:text-properties fo:font-style="italic" officeooo:rsid="01f1733b" style:font-style-asian="italic" style:font-style-complex="italic"/>
    </style:style>
    <style:style style:name="T6" style:family="text">
      <style:text-properties fo:font-style="italic" officeooo:rsid="01fb5d4d"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cfb7f"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6b6f8" style:font-style-asian="normal" style:font-style-complex="normal"/>
    </style:style>
    <style:style style:name="T27" style:family="text">
      <style:text-properties fo:font-style="normal" officeooo:rsid="0197a029" style:font-style-asian="normal" style:font-style-complex="normal"/>
    </style:style>
    <style:style style:name="T28" style:family="text">
      <style:text-properties fo:font-style="normal" officeooo:rsid="0197bf7c" style:font-style-asian="normal" style:font-style-complex="normal"/>
    </style:style>
    <style:style style:name="T29" style:family="text">
      <style:text-properties fo:font-style="normal" officeooo:rsid="01a2b320"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fo:font-style="normal" officeooo:rsid="02018b99" style:font-style-asian="normal" style:font-style-complex="normal"/>
    </style:style>
    <style:style style:name="T51" style:family="text">
      <style:text-properties fo:font-style="normal" officeooo:rsid="0203081d" style:font-style-asian="normal" style:font-style-complex="normal"/>
    </style:style>
    <style:style style:name="T52" style:family="text">
      <style:text-properties fo:font-style="normal" officeooo:rsid="0203b26d" style:font-style-asian="normal" style:font-style-complex="normal"/>
    </style:style>
    <style:style style:name="T53" style:family="text">
      <style:text-properties fo:font-style="normal" officeooo:rsid="0203d280" style:font-style-asian="normal" style:font-style-complex="normal"/>
    </style:style>
    <style:style style:name="T54" style:family="text">
      <style:text-properties officeooo:rsid="000a14f6"/>
    </style:style>
    <style:style style:name="T55" style:family="text">
      <style:text-properties officeooo:rsid="005714b7"/>
    </style:style>
    <style:style style:name="T56" style:family="text">
      <style:text-properties officeooo:rsid="005f04dc"/>
    </style:style>
    <style:style style:name="T57" style:family="text">
      <style:text-properties officeooo:rsid="00880dbe"/>
    </style:style>
    <style:style style:name="T58" style:family="text">
      <style:text-properties officeooo:rsid="007c6d62"/>
    </style:style>
    <style:style style:name="T59" style:family="text">
      <style:text-properties officeooo:rsid="00836784"/>
    </style:style>
    <style:style style:name="T60" style:family="text">
      <style:text-properties officeooo:rsid="00374dde"/>
    </style:style>
    <style:style style:name="T61" style:family="text">
      <style:text-properties style:font-name="EB Garamond 12 All SC" fo:font-style="normal" style:font-style-asian="normal" style:font-style-complex="normal"/>
    </style:style>
    <style:style style:name="T62" style:family="text">
      <style:text-properties style:font-name="EB Garamond 12 All SC" fo:font-style="normal" officeooo:rsid="00a5b076" style:font-style-asian="normal" style:font-style-complex="normal"/>
    </style:style>
    <style:style style:name="T63" style:family="text">
      <style:text-properties style:font-name="EB Garamond 12 All SC" fo:font-style="normal" officeooo:rsid="01120c92" style:font-style-asian="normal" style:font-style-complex="normal"/>
    </style:style>
    <style:style style:name="T64" style:family="text">
      <style:text-properties style:font-name="EB Garamond 12 All SC" fo:font-style="normal" officeooo:rsid="011a7ae9" style:font-style-asian="normal" style:font-style-complex="normal"/>
    </style:style>
    <style:style style:name="T65" style:family="text">
      <style:text-properties style:font-name="EB Garamond 12 All SC" fo:font-style="normal" officeooo:rsid="01fb5d4d" style:font-style-asian="normal" style:font-style-complex="normal"/>
    </style:style>
    <style:style style:name="T66" style:family="text">
      <style:text-properties officeooo:rsid="013faaaf"/>
    </style:style>
    <style:style style:name="T67" style:family="text">
      <style:text-properties officeooo:rsid="01cac2f5"/>
    </style:style>
    <style:style style:name="T68" style:family="text">
      <style:text-properties officeooo:rsid="01e21ff5"/>
    </style:style>
    <style:style style:name="T69" style:family="text">
      <style:text-properties officeooo:rsid="01f1733b"/>
    </style:style>
    <style:style style:name="T70" style:family="text">
      <style:text-properties officeooo:rsid="01f34a94"/>
    </style:style>
    <style:style style:name="T71" style:family="text">
      <style:text-properties officeooo:rsid="01f5babb"/>
    </style:style>
    <style:style style:name="T72" style:family="text">
      <style:text-properties officeooo:rsid="01f6184d"/>
    </style:style>
    <style:style style:name="T73" style:family="text">
      <style:text-properties officeooo:rsid="01fc5184"/>
    </style:style>
    <style:style style:name="T74" style:family="text">
      <style:text-properties officeooo:rsid="01fe59e4"/>
    </style:style>
    <style:style style:name="T75"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66">7</text:span></text:p>
      <text:p text:style-name="P31"/>
      <text:p text:style-name="P31"/>
      <text:p text:style-name="P26">© 201<text:span text:style-name="T66">7</text:span> by Wolfgang Skala. This edition is licensed under the Creative Commons Attribution<text:span text:style-name="T57">-NonCommercial-ShareAlike</text:span> 4.0 International License. To view a copy of this license, visit http://creativecommons.org/licenses/by<text:span text:style-name="T58">-nc-sa</text:span>/4.0/. </text:p>
      <text:p text:style-name="P25"/>
      <text:p text:style-name="P27">Music engraving by LilyPond 2.18.0 (http://www.lilypond.org).<text:span text:style-name="T55"><text:line-break/>Front matter</text:span> typeset with EB Garamond (http://www.georgduffner.at/ebgaramond).</text:p>
      <text:p text:style-name="P31"/>
      <text:p text:style-name="P24">First <text:span text:style-name="T68">version</text:span>, <text:span text:style-name="T69">September</text:span> 201<text:span text:style-name="T66">7</text:span></text:p>
      <text:p text:style-name="P35"/>
      <text:p text:style-name="P32">P R E F A C E <text:s text:c="2"/><text:span text:style-name="T1">&amp;</text:span> <text:s text:c="2"/>C R I T I C A L <text:s text:c="2"/>R E P O R T </text:p>
      <text:p text:style-name="P32"/>
      <text:p text:style-name="P1"/>
      <text:p text:style-name="P20">This edition <text:span text:style-name="T7">of the </text:span><text:span text:style-name="T5">Requiem in Es</text:span><text:span text:style-name="T7"> </text:span>bases upon <text:span text:style-name="T69">a print issued in 1904 by the </text:span><text:span text:style-name="T5">K. k. Universitäts Buchdruckerei “Styria” in Graz</text:span><text:span text:style-name="T39"> (plate nos. St.23, 23a and 23b;</text:span><text:span text:style-name="T69"> ed. Ernst Lanninger, then pastor of Hörsching, Upper Austria). The print has been archived in the Department of Music of the Austrian National Library (http://data.onb.ac.at/rec/AC09143493). Weiss’ autograph has apparently been lost.</text:span></text:p>
      <text:p text:style-name="P2"/>
      <text:p text:style-name="P21">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0">1904 print as closely a reasonably possible</text:span>.<text:span text:style-name="T73"> That being said, the print is rather inconsistent regarding articulations and dynamics.</text:span> <text:span text:style-name="T73">Thus, a</text:span>ny changes <text:span text:style-name="T54">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4">r e q u i e m</text:p>
      <text:p text:style-name="P3"/>
      <text:p text:style-name="P18"><text:span text:style-name="T1">Bar<text:tab/>Staff<text:tab/>Note</text:span><text:span text:style-name="T4"><text:line-break/></text:span><text:span text:style-name="T40">7</text:span><text:span text:style-name="T36"><text:tab/></text:span><text:span text:style-name="T40">V</text:span><text:span text:style-name="T36">.II</text:span><text:span text:style-name="T10"><text:note text:id="ftn1" text:note-class="footnote"><text:note-citation>1</text:note-citation><text:note-body><text:p text:style-name="P37">Abbreviations: A., alto; B., bass; B<text:span text:style-name="T74">a., basses;</text:span> <text:span text:style-name="T67">Cl., clarinet; Hn. horn; Ms., (lost) manuscript; </text:span>Org., organ;<text:span text:style-name="T74"> Pr</text:span>.,<text:span text:style-name="T75"> printed 1904 edition</text:span>;<text:span text:style-name="T60"> r, rest;</text:span> S., soprano; T.<text:span text:style-name="T59">, </text:span>tenor; <text:span text:style-name="T72">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1"><text:line-break/></text:span><text:span text:style-name="T13"><text:line-break/><text:line-break/><text:line-break/></text:span><text:span text:style-name="T65">d i e s <text:s text:c="2"/>i r a e</text:span></text:p>
      <text:p text:style-name="P5"/>
      <text:p text:style-name="P17"><text:span text:style-name="T1">Bar<text:tab/>Staff<text:tab/>Note</text:span><text:span text:style-name="T2"><text:line-break/></text:span><text:span text:style-name="T45">3</text:span><text:span text:style-name="T14"><text:tab/></text:span><text:span text:style-name="T22">T.</text:span><text:span text:style-name="T14"><text:tab/></text:span><text:span text:style-name="T45">lyrics in Pr.: </text:span><text:span text:style-name="T6">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50"><text:line-break/>70f<text:tab/>Org.<text:tab/>right hand, upper voice in Pr.: unison with V.I</text:span><text:span text:style-name="T51">, presumably cue notes</text:span><text:span text:style-name="T53"> in Ms.</text:span><text:span text:style-name="T38"><text:line-break/></text:span><text:span text:style-name="T23"><text:line-break/></text:span></text:p>
      <text:p text:style-name="P13"/>
      <text:p text:style-name="P19"><text:span text:style-name="T62">c</text:span><text:span text:style-name="T61"> r e d o</text:span></text:p>
      <text:p text:style-name="P6"/>
      <text:p text:style-name="P14"><text:span text:style-name="T1">Bar<text:tab/>Staff<text:tab/>Note</text:span><text:span text:style-name="T2"><text:line-break/></text:span><text:span text:style-name="T24">–<text:tab/>Ob.I/II</text:span><text:span text:style-name="T25"><text:tab/>There are no separate staves for the oboes: Throughout the </text:span><text:span text:style-name="T3">Credo</text:span><text:span text:style-name="T25">,<text:line-break/></text:span><text:span text:style-name="T15"><text:line-break/></text:span><text:soft-page-break/><text:span text:style-name="T63">s a n c t u s</text:span></text:p>
      <text:p text:style-name="P7"/>
      <text:p text:style-name="P15"><text:span text:style-name="T1">Bar<text:tab/>Staff<text:tab/>Note</text:span><text:span text:style-name="T2"><text:line-break/></text:span><text:span text:style-name="T26">2</text:span><text:span text:style-name="T14"><text:tab/></text:span><text:span text:style-name="T26">T.</text:span><text:span text:style-name="T14"><text:tab/></text:span><text:span text:style-name="T27">bar </text:span><text:span text:style-name="T26">in Ms.: e′1</text:span><text:span text:style-name="T28"><text:line-break/></text:span><text:span text:style-name="T16"><text:line-break/><text:line-break/></text:span><text:span text:style-name="T64">a g n u s <text:s text:c="2"/>d e i</text:span></text:p>
      <text:p text:style-name="P8"/>
      <text:p text:style-name="P16"><text:span text:style-name="T1">Bar<text:tab/>Staff<text:tab/>Note</text:span><text:span text:style-name="T2"><text:line-break/></text:span><text:span text:style-name="T29">34</text:span><text:span text:style-name="T14"><text:tab/></text:span><text:span text:style-name="T29">V.II</text:span><text:span text:style-name="T14"><text:tab/></text:span><text:span text:style-name="T29">4th half note in Ms.: f′2</text:span><text:span text:style-name="T31"><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9">Salzburg, </text:span><text:span text:style-name="T30">March</text:span><text:span text:style-name="T9"> 201</text:span><text:span text:style-name="T17">7</text:span><text:line-break/>Wolfgang Skala</text:p>
      <text:p text:style-name="P36"/>
      <text:p text:style-name="P33">C O N T E N T S</text:p>
      <text:p text:style-name="P29"/>
      <text:p text:style-name="P28"/>
      <text:p text:style-name="P28"/>
      <text:p text:style-name="P23">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2">12</text:span><text:span text:style-name="T9"><text:line-break/></text:span><text:span text:style-name="T11"><text:line-break/></text:span>Gloria<text:span text:style-name="T9"><text:line-break/><text:tab/></text:span><text:span text:style-name="T11">2.1<text:tab/>Gloria<text:tab/>2</text:span><text:span text:style-name="T32">3</text:span><text:span text:style-name="T19"><text:line-break/><text:tab/>2.</text:span><text:span text:style-name="T32">2</text:span><text:span text:style-name="T19"><text:tab/></text:span><text:span text:style-name="T32">Qui tollis</text:span><text:span text:style-name="T19"><text:tab/>4</text:span><text:span text:style-name="T32">4</text:span><text:span text:style-name="T11"><text:line-break/><text:tab/>2.</text:span><text:span text:style-name="T32">3</text:span><text:span text:style-name="T11"><text:tab/>Qu</text:span><text:span text:style-name="T32">oniam I</text:span><text:span text:style-name="T11"><text:tab/></text:span><text:span text:style-name="T19">5</text:span><text:span text:style-name="T32">0</text:span><text:span text:style-name="T11"><text:line-break/><text:tab/>2.</text:span><text:span text:style-name="T32">4</text:span><text:span text:style-name="T11"><text:tab/>Quoniam</text:span><text:span text:style-name="T32"> II</text:span><text:span text:style-name="T11"><text:tab/></text:span><text:span text:style-name="T19">5</text:span><text:span text:style-name="T32">2</text:span><text:span text:style-name="T11"><text:line-break/><text:tab/>2.</text:span><text:span text:style-name="T32">5</text:span><text:span text:style-name="T11"><text:tab/>Cum Sancto Spirit</text:span><text:span text:style-name="T33">u</text:span><text:span text:style-name="T11"><text:tab/></text:span><text:span text:style-name="T33">61</text:span><text:span text:style-name="T12"><text:line-break/><text:line-break/></text:span><text:span text:style-name="T56">Credo<text:tab/><text:tab/></text:span><text:span text:style-name="T12"><text:line-break/><text:tab/></text:span><text:span text:style-name="T34"><text:tab/>(</text:span><text:span text:style-name="T12">Credo</text:span><text:span text:style-name="T34">)</text:span><text:span text:style-name="T12"><text:tab/></text:span><text:span text:style-name="T34">79</text:span><text:span text:style-name="T12"><text:line-break/><text:tab/><text:tab/></text:span><text:span text:style-name="T34">(</text:span><text:span text:style-name="T12">Et incarnatus est</text:span><text:span text:style-name="T34">)</text:span><text:span text:style-name="T12"><text:tab/></text:span><text:span text:style-name="T34">90</text:span><text:span text:style-name="T12"><text:line-break/><text:tab/><text:tab/></text:span><text:span text:style-name="T34">(</text:span><text:span text:style-name="T12">Crucifixus</text:span><text:span text:style-name="T34">)</text:span><text:span text:style-name="T12"><text:tab/></text:span><text:span text:style-name="T34">92</text:span><text:span text:style-name="T12"><text:line-break/><text:tab/><text:tab/></text:span><text:span text:style-name="T34">(</text:span><text:span text:style-name="T12">Et resurrexit</text:span><text:span text:style-name="T34">)</text:span><text:span text:style-name="T12"><text:tab/></text:span><text:span text:style-name="T34">95</text:span><text:span text:style-name="T20"><text:line-break/><text:tab/><text:tab/></text:span><text:span text:style-name="T34">(</text:span><text:span text:style-name="T20">Et vitam</text:span><text:span text:style-name="T34">)</text:span><text:span text:style-name="T20"><text:tab/>1</text:span><text:span text:style-name="T34">04</text:span><text:span text:style-name="T12"><text:line-break/><text:line-break/></text:span><text:span text:style-name="T56">Sanctus et Benedictus</text:span><text:span text:style-name="T12"><text:line-break/><text:tab/>4</text:span><text:span text:style-name="T18">.1</text:span><text:span text:style-name="T12"><text:tab/>Sanctus<text:tab/>1</text:span><text:span text:style-name="T35">13</text:span><text:span text:style-name="T12"><text:line-break/><text:tab/></text:span><text:span text:style-name="T18">4.2</text:span><text:span text:style-name="T12"><text:tab/>Benedictus<text:tab/>1</text:span><text:span text:style-name="T35">22</text:span><text:span text:style-name="T12"><text:line-break/><text:tab/></text:span><text:span text:style-name="T18">4.3</text:span><text:span text:style-name="T12"><text:tab/>Osanna<text:tab/>1</text:span><text:span text:style-name="T35">26</text:span><text:span text:style-name="T12"><text:line-break/><text:line-break/></text:span><text:span text:style-name="T56">Agnus Dei</text:span><text:span text:style-name="T12"><text:line-break/><text:tab/></text:span><text:span text:style-name="T18">5</text:span><text:span text:style-name="T12">.1<text:tab/>Agnus Dei<text:tab/>1</text:span><text:span text:style-name="T35">31<text:tab/></text:span><text:span text:style-name="T12"><text:line-break/><text:tab/></text:span><text:span text:style-name="T18">5</text:span><text:span text:style-name="T12">.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16:45:39.746143214</dc:date>
    <dc:creator>Wolfgang Skala</dc:creator>
    <meta:editing-duration>P5DT12H51M4S</meta:editing-duration>
    <meta:editing-cycles>468</meta:editing-cycles>
    <meta:generator>LibreOffice/4.2.8.2$Linux_X86_64 LibreOffice_project/420m0$Build-2</meta:generator>
    <meta:document-statistic meta:table-count="0" meta:image-count="1" meta:object-count="0" meta:page-count="4" meta:paragraph-count="21" meta:word-count="586" meta:character-count="3291" meta:non-whitespace-character-count="2673"/>
  </office:meta>
</office:document-meta>
</file>